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5">Loại tạm ứng:<text:tab/><text:placeholder text:placeholder-type="text">&lt;o.loai_tamung_id and o.loai_tamung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82mm" fo:margin-bottom="7.5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2:37</dc:date>
    <meta:editing-duration>PT6H7M21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4" meta:character-count="799" meta:non-whitespace-character-count="699"/>
  </office:meta>
</office:document-meta>
</file>